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11de" officeooo:paragraph-rsid="001311de"/>
    </style:style>
    <style:style style:name="P2" style:family="paragraph" style:parent-style-name="Standard">
      <style:text-properties officeooo:rsid="0013a89d" officeooo:paragraph-rsid="0013a89d"/>
    </style:style>
    <style:style style:name="P3" style:family="paragraph" style:parent-style-name="Text_20_body">
      <style:text-properties officeooo:rsid="001311de" officeooo:paragraph-rsid="00131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, id, src – attributes</text:p>
      <text:p text:style-name="P1"/>
      <text:p text:style-name="P1">&lt;table&gt;&lt;th&gt;over label&lt;/th&gt;&lt;tr&gt;&lt;td&gt;c1&lt;/td&gt;&lt;td&gt;c2&lt;/td&gt;&lt;td&gt;c3&lt;/td&gt;&lt;/tr&gt;&lt;table&gt; </text:p>
      <text:p text:style-name="P1">&lt;table&gt;&lt;th&gt;over label&lt;/th&gt;&lt;tr&gt;&lt;td colspan=''2''&gt;c1&lt;/td&gt;&lt;td&gt;c2&lt;/td&gt;&lt;td&gt;c3&lt;/td&gt;&lt;/tr&gt;&lt;table&gt; </text:p>
      <text:p text:style-name="P1"/>
      <text:p text:style-name="P1">.class = general wanting to use </text:p>
      <text:p text:style-name="P1">tag= not unique</text:p>
      <text:p text:style-name="P1">#id=very unique</text:p>
      <text:p text:style-name="P1"/>
      <text:p text:style-name="P1">semantic html -human readable</text:p>
      <text:p text:style-name="P1"/>
      <text:p text:style-name="P1">inline-anything that manipulates content</text:p>
      <text:p text:style-name="P1"/>
      <text:p text:style-name="P3">visibility:hidden vs display:none</text:p>
      <text:p text:style-name="P1"/>
      <text:p text:style-name="P2">pregnant woman – relative</text:p>
      <text:p text:style-name="P2">baby – absolute</text:p>
      <text:p text:style-name="P2"/>
      <text:p text:style-name="P2">float: left</text:p>
      <text:p text:style-name="P2">clear: left</text:p>
      <text:p text:style-name="P2"/>
      <text:p text:style-name="P2">responsive design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18:21.168000000</meta:creation-date>
    <dc:date>2017-03-31T17:12:29.858000000</dc:date>
    <meta:editing-duration>PT22H23M47S</meta:editing-duration>
    <meta:editing-cycles>1</meta:editing-cycles>
    <meta:document-statistic meta:table-count="0" meta:image-count="0" meta:object-count="0" meta:page-count="1" meta:paragraph-count="14" meta:word-count="42" meta:character-count="437" meta:non-whitespace-character-count="403"/>
    <meta:generator>LibreOffice/5.0.3.2$Windows_x86 LibreOffice_project/e5f16313668ac592c1bfb310f4390624e3dbfb75</meta:generator>
  </office:meta>
</office:document-meta>
</file>